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fill-color="#b2b2b2" draw:textarea-horizontal-align="justify" draw:textarea-vertical-align="middle" draw:auto-grow-height="false" fo:min-height="15.879cm" fo:min-width="29.978cm"/>
    </style:style>
    <style:style style:name="gr2" style:family="graphic" style:parent-style-name="standard">
      <style:graphic-properties svg:stroke-opacity="0%" draw:textarea-horizontal-align="justify" draw:textarea-vertical-align="middle" draw:auto-grow-height="false" fo:min-height="4.322cm" fo:min-width="17.421cm"/>
    </style:style>
    <style:style style:name="gr3" style:family="graphic" style:parent-style-name="standard">
      <style:graphic-properties svg:stroke-opacity="0%" draw:textarea-horizontal-align="justify" draw:textarea-vertical-align="middle" draw:auto-grow-height="false" fo:min-height="3.56cm" fo:min-width="6.231cm"/>
    </style:style>
    <style:style style:name="gr4" style:family="graphic" style:parent-style-name="standard">
      <style:graphic-properties svg:stroke-opacity="0%" draw:fill-color="#ffde59" draw:textarea-horizontal-align="justify" draw:textarea-vertical-align="middle" draw:auto-grow-height="false" fo:min-height="4.322cm" fo:min-width="17.421cm"/>
    </style:style>
    <style:style style:name="gr5" style:family="graphic" style:parent-style-name="standard">
      <style:graphic-properties svg:stroke-opacity="0%" draw:fill="solid" draw:fill-color="#e16173" draw:fill-hatch-solid="false" draw:opacity="100%" draw:textarea-horizontal-align="justify" draw:textarea-vertical-align="middle" draw:auto-grow-height="false" fo:min-height="9.275cm" fo:min-width="8.628cm" draw:shadow-offset-x="0.203cm" draw:shadow-offset-y="0.203cm" draw:shadow-opacity="100%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37cm" fo:min-width="2.026cm"/>
      <style:paragraph-properties style:writing-mode="lr-tb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37cm" fo:min-width="2.04cm"/>
      <style:paragraph-properties style:writing-mode="lr-tb"/>
    </style:style>
    <style:style style:name="gr8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 fo:min-height="1.092cm" fo:min-width="2.041cm"/>
      <style:paragraph-properties style:writing-mode="lr-tb"/>
    </style:style>
    <style:style style:name="gr9" style:family="graphic" style:parent-style-name="objectwithoutfill">
      <style:graphic-properties svg:stroke-color="#000000" draw:marker-end="Arrow_20_short" draw:marker-end-width="0.3cm" svg:stroke-linecap="butt" draw:fill="solid" draw:textarea-vertical-align="middle"/>
    </style:style>
    <style:style style:name="gr10" style:family="graphic" style:parent-style-name="objectwithoutfill">
      <style:graphic-properties svg:stroke-color="#000000" draw:marker-end="Arrow_20_short" draw:marker-end-width="0.3cm" draw:fill="solid" draw:textarea-vertical-align="middle"/>
    </style:style>
    <style:style style:name="gr11" style:family="graphic" style:parent-style-name="objectwithoutfill">
      <style:graphic-properties draw:stroke="dash" draw:stroke-dash="Long_20_Dot" svg:stroke-width="0.051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13" style:family="graphic" style:parent-style-name="objectwithoutfill">
      <style:graphic-properties svg:stroke-color="#000000" draw:marker-end="Arrowheads_20_3" draw:marker-end-width="0.3cm" draw:fill="solid" draw:textarea-vertical-align="middle"/>
    </style:style>
    <style:style style:name="gr14" style:family="graphic" style:parent-style-name="objectwithoutfill">
      <style:graphic-properties svg:stroke-color="#000000" draw:marker-end="Arrowheads_20_7" draw:marker-end-width="0.3cm" draw:fill="solid" draw:textarea-vertical-align="middle"/>
    </style:style>
    <style:style style:name="gr15" style:family="graphic" style:parent-style-name="objectwithoutfill">
      <style:graphic-properties svg:stroke-color="#000000" draw:marker-end="Arrowheads_20_15" draw:marker-end-width="0.3cm" draw:fill="solid" draw:fill-color="#000000" draw:textarea-vertical-align="middle"/>
    </style:style>
    <style:style style:name="gr16" style:family="graphic" style:parent-style-name="objectwithoutfill">
      <style:graphic-properties svg:stroke-color="#000000" draw:marker-end="Arrowheads_20_15" draw:marker-end-width="0.3cm" draw:fill="solid" draw:textarea-vertical-align="middle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445cm" fo:min-width="1.68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9" style:family="graphic" style:parent-style-name="standard">
      <style:graphic-properties draw:stroke="dash" draw:stroke-dash="Long_20_Dot" svg:stroke-color="#000000" svg:stroke-opacity="100%" draw:fill-color="#ffde59" draw:opacity="0%" draw:textarea-horizontal-align="justify" draw:textarea-vertical-align="middle" draw:auto-grow-height="false" fo:min-height="4.322cm" fo:min-width="17.421cm" draw:shadow-opacity="0%"/>
    </style:style>
    <style:style style:name="gr20" style:family="graphic" style:parent-style-name="standard">
      <style:graphic-properties draw:stroke="dash" draw:stroke-dash="Long_20_Dot" svg:stroke-color="#000000" svg:stroke-opacity="100%" draw:fill="solid" draw:fill-color="#e16173" draw:fill-hatch-solid="false" draw:opacity="0%" draw:textarea-horizontal-align="justify" draw:textarea-vertical-align="middle" draw:auto-grow-height="false" fo:min-height="9.275cm" fo:min-width="8.628cm" draw:shadow-offset-x="0.203cm" draw:shadow-offset-y="0.203cm" draw:shadow-opacity="0%"/>
    </style:style>
    <style:style style:name="gr21" style:family="graphic" style:parent-style-name="objectwithoutfill">
      <style:graphic-properties draw:stroke="dash" draw:stroke-dash="Long_20_Dot" svg:stroke-color="#000000" draw:fill="solid" draw:opacity="0%" draw:textarea-vertical-align="middle" draw:shadow-opacity="0%"/>
    </style:style>
    <style:style style:name="gr22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4" style:family="graphic" style:parent-style-name="objectwithoutfill">
      <style:graphic-properties svg:stroke-color="#000000" draw:fill="solid" draw:textarea-vertical-align="middle"/>
    </style:style>
    <style:style style:name="gr25" style:family="graphic" style:parent-style-name="objectwithoutfill">
      <style:graphic-properties svg:stroke-color="#000000" draw:marker-end="Arrowheads_20_5" draw:marker-end-width="0.3cm" draw:fill="solid" draw:textarea-vertical-align="middle"/>
    </style:style>
    <style:style style:name="gr26" style:family="graphic" style:parent-style-name="objectwithoutfill">
      <style:graphic-properties svg:stroke-color="#000000" draw:marker-end="Arrowheads_20_9" draw:marker-end-width="0.3cm" draw:fill="solid" draw:textarea-vertical-align="middle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de59"/>
      <style:paragraph-properties fo:text-align="center"/>
    </style:style>
    <style:style style:name="P4" style:family="paragraph">
      <loext:graphic-properties draw:fill="solid" draw:fill-color="#e16173" draw:fill-hatch-solid="false" draw:opacity="100%"/>
      <style:paragraph-properties fo:text-align="center"/>
    </style:style>
    <style:style style:name="P5" style:family="paragraph">
      <style:paragraph-properties fo:text-align="center" style:writing-mode="lr-tb"/>
      <style:text-properties style:font-name="Liberation Serif" fo:font-size="11pt" fo:font-style="italic" style:font-style-asian="normal" style:font-style-complex="normal"/>
    </style:style>
    <style:style style:name="P6" style:family="paragraph">
      <loext:graphic-properties draw:fill="solid" draw:fill-color="#ffffff"/>
      <style:paragraph-properties fo:text-align="center" style:writing-mode="lr-tb"/>
      <style:text-properties style:font-name="Liberation Serif" fo:font-size="11pt" fo:font-style="italic" style:font-style-asian="normal" style:font-style-complex="normal"/>
    </style:style>
    <style:style style:name="P7" style:family="paragraph">
      <style:paragraph-properties fo:text-align="center" style:writing-mode="lr-tb"/>
      <style:text-properties style:font-name="Liberation Serif" fo:font-size="11pt" fo:font-style="italic" style:font-size-asian="12pt" style:font-style-asian="normal" style:font-size-complex="12pt" style:font-style-complex="normal"/>
    </style:style>
    <style:style style:name="P8" style:family="paragraph">
      <loext:graphic-properties draw:fill-color="#ffffff"/>
      <style:paragraph-properties fo:text-align="center" style:writing-mode="lr-tb"/>
      <style:text-properties style:font-name="Liberation Serif" fo:font-size="11pt" fo:font-style="italic" style:font-size-asian="12pt" style:font-style-asian="normal" style:font-size-complex="12pt" style:font-style-complex="normal"/>
    </style:style>
    <style:style style:name="P9" style:family="paragraph">
      <loext:graphic-properties draw:fill="solid"/>
      <style:paragraph-properties fo:text-align="center" style:writing-mode="lr-tb"/>
      <style:text-properties fo:font-size="11pt"/>
    </style:style>
    <style:style style:name="P10" style:family="paragraph">
      <loext:graphic-properties draw:fill="solid"/>
      <style:paragraph-properties fo:text-align="center"/>
      <style:text-properties fo:font-size="11pt"/>
    </style:style>
    <style:style style:name="P11" style:family="paragraph">
      <loext:graphic-properties draw:fill="none" draw:fill-color="#ffffff"/>
      <style:paragraph-properties style:writing-mode="lr-tb"/>
      <style:text-properties style:font-name="Liberation Serif" fo:font-size="11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style:paragraph-properties fo:text-align="center" style:writing-mode="lr-tb"/>
      <style:text-properties style:font-name="Liberation Serif" fo:font-size="11pt"/>
    </style:style>
    <style:style style:name="P15" style:family="paragraph">
      <loext:graphic-properties draw:fill-color="#ffffff"/>
      <style:paragraph-properties fo:text-align="center" style:writing-mode="lr-tb"/>
      <style:text-properties style:font-name="Liberation Serif" fo:font-size="11pt"/>
    </style:style>
    <style:style style:name="P16" style:family="paragraph">
      <loext:graphic-properties draw:fill-color="#ffde59" draw:opacity="0%"/>
      <style:paragraph-properties fo:text-align="center"/>
    </style:style>
    <style:style style:name="P17" style:family="paragraph">
      <loext:graphic-properties draw:fill="solid" draw:fill-color="#e16173" draw:fill-hatch-solid="false" draw:opacity="0%"/>
      <style:paragraph-properties fo:text-align="center"/>
    </style:style>
    <style:style style:name="P18" style:family="paragraph">
      <loext:graphic-properties draw:fill="solid" draw:opacity="0%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erif" fo:font-size="11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erif" fo:font-size="11pt" fo:font-style="normal" style:font-size-asian="18pt" style:font-style-asian="normal" style:font-size-complex="18pt" style:font-style-complex="normal"/>
    </style:style>
    <style:style style:name="T2" style:family="text">
      <style:text-properties style:font-name="Liberation Serif" fo:font-size="11pt" fo:font-style="normal" style:font-size-asian="12pt" style:font-style-asian="normal" style:font-size-complex="12pt" style:font-style-complex="normal"/>
    </style:style>
    <style:style style:name="T3" style:family="text">
      <style:text-properties style:font-name="Liberation Serif" fo:font-size="11pt"/>
    </style:style>
    <style:style style:name="T4" style:family="text">
      <style:text-properties style:font-name="Liberation Serif" fo:font-size="16pt" style:font-size-asian="28pt" style:font-size-complex="28pt"/>
    </style:style>
    <style:style style:name="T5" style:family="text">
      <style:text-properties style:font-name="Liberation Serif" fo:font-size="11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0.478cm" svg:height="16.129cm" svg:x="-0.778cm" svg:y="0.2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7.921cm" svg:height="4.572cm" svg:x="10.779cm" svg:y="9.7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6.731cm" svg:height="3.81cm" svg:x="18.018cm" svg:y="7.0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7.921cm" svg:height="4.572cm" svg:x="10.779cm" svg:y="2.1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9.128cm" svg:height="9.525cm" svg:x="0.127cm" svg:y="4.6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xml:id="id2" draw:id="id2" draw:layer="layout" svg:width="2.526cm" svg:height="1.787cm" svg:x="15.494cm" svg:y="2.663cm">
            <text:p text:style-name="P5"><text:span text:style-name="T1">Retrieval</text:span></text:p>
            <text:p text:style-name="P5"><text:span text:style-name="T1">Bi-Encoder </text:span><text:span text:style-name="T1">+</text:span></text:p>
            <text:p text:style-name="P5"><text:span text:style-name="T1">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2.54cm" svg:height="1.787cm" svg:x="20.56cm" svg:y="2.654cm">
            <text:p text:style-name="P5"><text:span text:style-name="T1">Re-Ranker</text:span></text:p>
            <text:p text:style-name="P5"><text:span text:style-name="T1">Cross-</text:span><text:span text:style-name="T1">Enco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2.54cm" svg:height="1.787cm" svg:x="25.64cm" svg:y="2.663cm">
            <text:p text:style-name="P5"><text:span text:style-name="T1">Ranked Hi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xml:id="id1" draw:id="id1" draw:layer="layout" svg:width="2.54cm" svg:height="1.787cm" svg:x="25.64cm" svg:y="7.35cm">
            <text:p text:style-name="P5"><text:span text:style-name="T1">Doc./ Query +</text:span></text:p>
            <text:p text:style-name="P5"><text:span text:style-name="T1">Filters +</text:span></text:p>
            <text:p text:style-name="P5"><text:span text:style-name="T1">Sample Siz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xml:id="id5" draw:id="id5" draw:layer="layout" svg:width="2.54cm" svg:height="2.54cm" svg:x="10.4cm" svg:y="6.969cm">
            <text:p text:style-name="P7"><text:span text:style-name="T2">Document</text:span></text:p>
            <text:p text:style-name="P7"><text:span text:style-name="T2">Store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style-name="gr9" draw:text-style-name="P9" draw:layer="layout" svg:x1="18.02cm" svg:y1="3.552cm" svg:x2="20.56cm" svg:y2="3.552cm">
            <text:p/>
          </draw:line>
          <draw:line draw:style-name="gr9" draw:text-style-name="P10" draw:layer="layout" svg:x1="23.1cm" svg:y1="3.555cm" svg:x2="25.64cm" svg:y2="3.555cm">
            <text:p/>
          </draw:line>
          <draw:connector draw:style-name="gr10" draw:text-style-name="P10" draw:layer="layout" draw:type="lines" draw:line-skew="-0.387cm 1.511cm" svg:x1="26.91cm" svg:y1="7.35cm" svg:x2="16.757cm" svg:y2="4.45cm" draw:start-shape="id1" draw:start-glue-point="0" draw:end-shape="id2" draw:end-glue-point="2" svg:d="M26910 7350v-889h-10153v-2011" svg:viewBox="0 0 10154 2901">
            <text:p/>
          </draw:connector>
          <draw:line draw:style-name="gr11" draw:text-style-name="P10" draw:layer="layout" svg:x1="24.37cm" svg:y1="2.282cm" svg:x2="24.368cm" svg:y2="14.208cm">
            <text:p/>
          </draw:line>
          <draw:frame draw:style-name="gr12" draw:text-style-name="P11" draw:layer="layout" svg:width="2.667cm" svg:height="0.683cm" svg:x="12.27cm" svg:y="5.582cm">
            <draw:text-box>
              <text:p><text:span text:style-name="T3">Filters</text:span></text:p>
            </draw:text-box>
          </draw:frame>
          <draw:frame draw:style-name="gr12" draw:text-style-name="P11" draw:layer="layout" svg:width="2.667cm" svg:height="0.683cm" svg:x="16.75cm" svg:y="5.082cm">
            <draw:text-box>
              <text:p><text:span text:style-name="T3">Doc./ Query</text:span></text:p>
            </draw:text-box>
          </draw:frame>
          <draw:custom-shape draw:style-name="gr7" draw:text-style-name="P6" xml:id="id3" draw:id="id3" draw:layer="layout" svg:width="2.54cm" svg:height="1.787cm" svg:x="18.86cm" svg:y="7.341cm">
            <text:p text:style-name="P5"><text:span text:style-name="T1">SBERT</text:span></text:p>
            <text:p text:style-name="P5"><text:span text:style-name="T1">Embedding</text:span><text:span text:style-name="T1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xml:id="id6" draw:id="id6" draw:layer="layout" svg:width="2.54cm" svg:height="1.787cm" svg:x="25.64cm" svg:y="12.032cm">
            <text:p text:style-name="P5"><text:span text:style-name="T1">Interactive</text:span></text:p>
            <text:p text:style-name="P5"><text:span text:style-name="T1">Scatter Plo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11" draw:layer="layout" svg:width="3.937cm" svg:height="0.683cm" svg:x="12.305cm" svg:y="10.172cm">
            <draw:text-box>
              <text:p><text:span text:style-name="T3">Filters + Sample Size</text:span></text:p>
            </draw:text-box>
          </draw:frame>
          <draw:connector draw:style-name="gr13" draw:text-style-name="P12" draw:layer="layout" draw:type="line" svg:x1="25.64cm" svg:y1="8.243cm" svg:x2="21.4cm" svg:y2="8.234cm" draw:start-shape="id1" draw:start-glue-point="3" draw:end-shape="id3" draw:end-glue-point="1" svg:d="M25640 8243l-4240-9" svg:viewBox="0 0 4241 10">
            <text:p/>
          </draw:connector>
          <draw:custom-shape draw:style-name="gr7" draw:text-style-name="P6" xml:id="id4" draw:id="id4" draw:layer="layout" svg:width="2.54cm" svg:height="1.787cm" svg:x="18.86cm" svg:y="12.032cm">
            <text:p text:style-name="P5"><text:span text:style-name="T1">UMAP</text:span></text:p>
            <text:p text:style-name="P5"><text:span text:style-name="T1">Embedding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4" draw:text-style-name="P12" draw:layer="layout" draw:type="line" svg:x1="20.13cm" svg:y1="9.128cm" svg:x2="20.13cm" svg:y2="12.032cm" draw:start-shape="id3" draw:start-glue-point="2" draw:end-shape="id4" draw:end-glue-point="0" svg:d="M20130 9128v2904" svg:viewBox="0 0 1 2905">
            <text:p/>
          </draw:connector>
          <draw:custom-shape draw:style-name="gr7" draw:text-style-name="P6" xml:id="id7" draw:id="id7" draw:layer="layout" svg:width="2.54cm" svg:height="1.787cm" svg:x="16.36cm" svg:y="12.032cm">
            <text:p text:style-name="P5"><text:span text:style-name="T1">BERTopic</text:span></text:p>
            <text:p text:style-name="P5"><text:span text:style-name="T1">Topic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5" draw:text-style-name="P13" draw:layer="layout" draw:line-skew="-1.464cm" svg:x1="11.67cm" svg:y1="6.969cm" svg:x2="15.48cm" svg:y2="3.54cm" draw:start-shape="id5" draw:start-glue-point="5" svg:d="M11670 6969v-3429h3810" svg:viewBox="0 0 3811 3430">
            <text:p/>
          </draw:connector>
          <draw:connector draw:style-name="gr16" draw:text-style-name="P12" draw:layer="layout" draw:type="line" svg:x1="21.4cm" svg:y1="12.925cm" svg:x2="25.64cm" svg:y2="12.925cm" draw:start-shape="id4" draw:start-glue-point="1" draw:end-shape="id6" draw:end-glue-point="3" svg:d="M21400 12925h4240" svg:viewBox="0 0 4241 1">
            <text:p/>
          </draw:connector>
          <draw:connector draw:style-name="gr16" draw:text-style-name="P12" draw:layer="layout" draw:line-skew="0.006cm" svg:x1="26.91cm" svg:y1="9.137cm" svg:x2="11.67cm" svg:y2="9.509cm" draw:start-shape="id1" draw:start-glue-point="2" draw:end-shape="id5" draw:end-glue-point="7" svg:d="M26910 9137v880h-15240v-508" svg:viewBox="0 0 15241 881">
            <text:p/>
          </draw:connector>
          <draw:connector draw:style-name="gr16" draw:text-style-name="P12" draw:layer="layout" svg:x1="11.67cm" svg:y1="9.509cm" svg:x2="16.36cm" svg:y2="12.925cm" draw:start-shape="id5" draw:start-glue-point="7" draw:end-shape="id7" draw:end-glue-point="3" svg:d="M11670 9509v3416h4690" svg:viewBox="0 0 4691 3417">
            <text:p/>
          </draw:connector>
          <draw:custom-shape draw:style-name="gr7" draw:text-style-name="P6" xml:id="id9" draw:id="id9" draw:layer="layout" svg:width="2.54cm" svg:height="1.787cm" svg:x="0.281cm" svg:y="7.35cm">
            <text:p text:style-name="P5"><text:span text:style-name="T1">Pre-process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2.54cm" svg:height="1.787cm" svg:x="5.361cm" svg:y="5.445cm">
            <text:p text:style-name="P5"><text:span text:style-name="T1">SBERT</text:span></text:p>
            <text:p text:style-name="P5"><text:span text:style-name="T1">Embedding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10" draw:layer="layout" svg:x1="2.821cm" svg:y1="8.248cm" svg:x2="5.361cm" svg:y2="8.248cm">
            <text:p/>
          </draw:line>
          <draw:line draw:style-name="gr9" draw:text-style-name="P10" draw:layer="layout" svg:x1="7.901cm" svg:y1="8.248cm" svg:x2="10.441cm" svg:y2="8.248cm">
            <text:p/>
          </draw:line>
          <draw:custom-shape draw:style-name="gr7" draw:text-style-name="P6" draw:layer="layout" svg:width="2.54cm" svg:height="1.787cm" svg:x="5.361cm" svg:y="7.232cm">
            <text:p text:style-name="P5"><text:span text:style-name="T1">UMAP</text:span></text:p>
            <text:p text:style-name="P5"><text:span text:style-name="T1">Embedding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2.54cm" svg:height="1.787cm" svg:x="5.361cm" svg:y="9.032cm">
            <text:p text:style-name="P5"><text:span text:style-name="T1">BERTopic</text:span></text:p>
            <text:p text:style-name="P5"><text:span text:style-name="T1">Topic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5" xml:id="id8" draw:id="id8" draw:layer="layout" svg:width="2.54cm" svg:height="2.54cm" svg:x="0.273cm" svg:y="11.098cm">
            <text:p text:style-name="P14"><text:span text:style-name="T3">Documents</text:span></text:p>
  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onnector draw:style-name="gr16" draw:text-style-name="P12" draw:layer="layout" draw:type="line" svg:x1="1.543cm" svg:y1="11.098cm" svg:x2="1.551cm" svg:y2="9.137cm" draw:start-shape="id8" draw:start-glue-point="4" draw:end-shape="id9" draw:end-glue-point="2" svg:d="M1543 11098l8-1961" svg:viewBox="0 0 9 1962">
            <text:p/>
          </draw:connector>
          <draw:frame draw:style-name="gr12" draw:text-style-name="P11" draw:layer="layout" svg:width="2.667cm" svg:height="0.683cm" svg:x="21.751cm" svg:y="7.483cm">
            <draw:text-box>
              <text:p><text:span text:style-name="T3">Doc./ Query</text:span></text:p>
            </draw:text-box>
          </draw:frame>
          <draw:frame draw:style-name="gr18" draw:text-style-name="P11" draw:layer="layout" svg:width="3.175cm" svg:height="1.505cm" svg:x="5.699cm" svg:y="12.382cm">
            <draw:text-box>
              <text:p><text:span text:style-name="T4">Indexing Pipeline</text:span></text:p>
            </draw:text-box>
          </draw:frame>
          <draw:frame draw:style-name="gr18" draw:text-style-name="P11" draw:layer="layout" svg:width="3.175cm" svg:height="1.505cm" svg:x="25.638cm" svg:y="4.81cm">
            <draw:text-box>
              <text:p><text:span text:style-name="T4">Query Pipeline</text:span></text:p>
            </draw:text-box>
          </draw:frame>
          <draw:frame draw:style-name="gr18" draw:text-style-name="P11" draw:layer="layout" svg:width="3.556cm" svg:height="1.505cm" svg:x="25.211cm" svg:y="10.317cm">
            <draw:text-box>
              <text:p><text:span text:style-name="T4">Visualization Pipeline</text:span></text:p>
            </draw:text-box>
          </draw:frame>
          <draw:connector draw:style-name="gr16" draw:text-style-name="P12" draw:layer="layout" svg:x1="26.91cm" svg:y1="7.35cm" svg:x2="11.67cm" svg:y2="6.969cm" draw:start-shape="id1" draw:start-glue-point="0" draw:end-shape="id5" draw:end-glue-point="5" svg:d="M26910 7350v-882h-15240v501" svg:viewBox="0 0 15241 883">
            <text:p/>
          </draw:connector>
        </draw:g>
      </draw:page>
      <draw:page draw:name="page2" draw:style-name="dp1" draw:master-page-name="Default">
        <draw:custom-shape draw:style-name="gr19" draw:text-style-name="P16" draw:layer="layout" svg:width="17.921cm" svg:height="4.572cm" svg:x="10.779cm" svg:y="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7" draw:layer="layout" svg:width="9.128cm" svg:height="9.525cm" svg:x="0.127cm" svg:y="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11" draw:id="id11" draw:layer="layout" svg:width="2.526cm" svg:height="1.787cm" svg:x="15.494cm" svg:y="2.663cm">
          <text:p text:style-name="P5"><text:span text:style-name="T1">Retrieval</text:span></text:p>
          <text:p text:style-name="P5"><text:span text:style-name="T1">Bi-Encoder +</text:span></text:p>
          <text:p text:style-name="P5"><text:span text:style-name="T1">AN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.54cm" svg:height="1.787cm" svg:x="20.56cm" svg:y="2.654cm">
          <text:p text:style-name="P5"><text:span text:style-name="T1">Re-Ranker</text:span></text:p>
          <text:p text:style-name="P5"><text:span text:style-name="T1">Cross-En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.54cm" svg:height="1.787cm" svg:x="25.64cm" svg:y="2.663cm">
          <text:p text:style-name="P5"><text:span text:style-name="T1">Ranked H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10" draw:id="id10" draw:layer="layout" svg:width="2.54cm" svg:height="1.787cm" svg:x="25.64cm" svg:y="7.35cm">
          <text:p text:style-name="P5"><text:span text:style-name="T1">Doc./ Query +</text:span></text:p>
          <text:p text:style-name="P5"><text:span text:style-name="T1">Filters +</text:span></text:p>
          <text:p text:style-name="P5"><text:span text:style-name="T1">Sample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14" draw:id="id14" draw:layer="layout" svg:width="2.54cm" svg:height="2.54cm" svg:x="10.4cm" svg:y="6.969cm">
          <text:p text:style-name="P7"><text:span text:style-name="T2">Document</text:span></text:p>
          <text:p text:style-name="P7"><text:span text:style-name="T2">Store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9" draw:text-style-name="P9" draw:layer="layout" svg:x1="18.02cm" svg:y1="3.552cm" svg:x2="20.56cm" svg:y2="3.552cm">
          <text:p/>
        </draw:line>
        <draw:line draw:style-name="gr9" draw:text-style-name="P10" draw:layer="layout" svg:x1="23.1cm" svg:y1="3.555cm" svg:x2="25.64cm" svg:y2="3.555cm">
          <text:p/>
        </draw:line>
        <draw:connector draw:style-name="gr10" draw:text-style-name="P10" draw:layer="layout" draw:type="lines" draw:line-skew="-0.387cm 1.511cm" svg:x1="26.91cm" svg:y1="7.35cm" svg:x2="16.757cm" svg:y2="4.45cm" draw:start-shape="id10" draw:start-glue-point="0" draw:end-shape="id11" draw:end-glue-point="2" svg:d="M26910 7350v-889h-10153v-2011" svg:viewBox="0 0 10154 2901">
          <text:p/>
        </draw:connector>
        <draw:frame draw:style-name="gr12" draw:text-style-name="P11" draw:layer="layout" svg:width="2.667cm" svg:height="0.683cm" svg:x="12.27cm" svg:y="5.582cm">
          <draw:text-box>
            <text:p><text:span text:style-name="T3">Filters</text:span></text:p>
          </draw:text-box>
        </draw:frame>
        <draw:frame draw:style-name="gr12" draw:text-style-name="P11" draw:layer="layout" svg:width="2.667cm" svg:height="0.683cm" svg:x="16.75cm" svg:y="5.082cm">
          <draw:text-box>
            <text:p><text:span text:style-name="T3">Doc./ Query</text:span></text:p>
          </draw:text-box>
        </draw:frame>
        <draw:custom-shape draw:style-name="gr7" draw:text-style-name="P6" xml:id="id12" draw:id="id12" draw:layer="layout" svg:width="2.54cm" svg:height="1.787cm" svg:x="18.86cm" svg:y="7.341cm">
          <text:p text:style-name="P5"><text:span text:style-name="T1">SBERT</text:span></text:p>
          <text:p text:style-name="P5"><text:span text:style-name="T1">Embedd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15" draw:id="id15" draw:layer="layout" svg:width="2.54cm" svg:height="1.787cm" svg:x="25.64cm" svg:y="12.032cm">
          <text:p text:style-name="P5"><text:span text:style-name="T1">Interactive</text:span></text:p>
          <text:p text:style-name="P5"><text:span text:style-name="T1">Scatter Pl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1" draw:layer="layout" svg:width="3.937cm" svg:height="0.683cm" svg:x="12.305cm" svg:y="10.172cm">
          <draw:text-box>
            <text:p><text:span text:style-name="T3">Filters + Sample Size</text:span></text:p>
          </draw:text-box>
        </draw:frame>
        <draw:connector draw:style-name="gr13" draw:text-style-name="P12" draw:layer="layout" draw:type="line" svg:x1="25.64cm" svg:y1="8.243cm" svg:x2="21.4cm" svg:y2="8.234cm" draw:start-shape="id10" draw:start-glue-point="3" draw:end-shape="id12" draw:end-glue-point="1" svg:d="M25640 8243l-4240-9" svg:viewBox="0 0 4241 10">
          <text:p/>
        </draw:connector>
        <draw:custom-shape draw:style-name="gr7" draw:text-style-name="P6" xml:id="id13" draw:id="id13" draw:layer="layout" svg:width="2.54cm" svg:height="1.787cm" svg:x="18.86cm" svg:y="12.032cm">
          <text:p text:style-name="P5"><text:span text:style-name="T1">UMAP</text:span></text:p>
          <text:p text:style-name="P5"><text:span text:style-name="T1">Embedd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2" draw:layer="layout" draw:type="line" svg:x1="20.13cm" svg:y1="9.128cm" svg:x2="20.13cm" svg:y2="12.032cm" draw:start-shape="id12" draw:start-glue-point="2" draw:end-shape="id13" draw:end-glue-point="0" svg:d="M20130 9128v2904" svg:viewBox="0 0 1 2905">
          <text:p/>
        </draw:connector>
        <draw:custom-shape draw:style-name="gr7" draw:text-style-name="P6" xml:id="id16" draw:id="id16" draw:layer="layout" svg:width="2.54cm" svg:height="1.787cm" svg:x="16.36cm" svg:y="12.032cm">
          <text:p text:style-name="P5"><text:span text:style-name="T1">BERTopic</text:span></text:p>
          <text:p text:style-name="P5"><text:span text:style-name="T1">Top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3" draw:layer="layout" draw:line-skew="-1.464cm" svg:x1="11.67cm" svg:y1="6.969cm" svg:x2="15.48cm" svg:y2="3.54cm" draw:start-shape="id14" draw:start-glue-point="5" svg:d="M11670 6969v-3429h3810" svg:viewBox="0 0 3811 3430">
          <text:p/>
        </draw:connector>
        <draw:connector draw:style-name="gr16" draw:text-style-name="P12" draw:layer="layout" draw:type="line" svg:x1="21.4cm" svg:y1="12.925cm" svg:x2="25.64cm" svg:y2="12.925cm" draw:start-shape="id13" draw:start-glue-point="1" draw:end-shape="id15" draw:end-glue-point="3" svg:d="M21400 12925h4240" svg:viewBox="0 0 4241 1">
          <text:p/>
        </draw:connector>
        <draw:connector draw:style-name="gr16" draw:text-style-name="P12" draw:layer="layout" draw:line-skew="0.006cm" svg:x1="26.91cm" svg:y1="9.137cm" svg:x2="11.67cm" svg:y2="9.509cm" draw:start-shape="id10" draw:start-glue-point="2" draw:end-shape="id14" draw:end-glue-point="7" svg:d="M26910 9137v880h-15240v-508" svg:viewBox="0 0 15241 881">
          <text:p/>
        </draw:connector>
        <draw:connector draw:style-name="gr16" draw:text-style-name="P12" draw:layer="layout" svg:x1="11.67cm" svg:y1="9.509cm" svg:x2="16.36cm" svg:y2="12.925cm" draw:start-shape="id14" draw:start-glue-point="7" draw:end-shape="id16" draw:end-glue-point="3" svg:d="M11670 9509v3416h4690" svg:viewBox="0 0 4691 3417">
          <text:p/>
        </draw:connector>
        <draw:custom-shape draw:style-name="gr7" draw:text-style-name="P6" xml:id="id18" draw:id="id18" draw:layer="layout" svg:width="2.54cm" svg:height="1.787cm" svg:x="0.281cm" svg:y="7.35cm">
          <text:p text:style-name="P5"><text:span text:style-name="T1">Pre-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.54cm" svg:height="1.787cm" svg:x="5.361cm" svg:y="5.445cm">
          <text:p text:style-name="P5"><text:span text:style-name="T1">SBERT</text:span></text:p>
          <text:p text:style-name="P5"><text:span text:style-name="T1">Embedd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0" draw:layer="layout" svg:x1="2.821cm" svg:y1="8.248cm" svg:x2="5.361cm" svg:y2="8.248cm">
          <text:p/>
        </draw:line>
        <draw:line draw:style-name="gr9" draw:text-style-name="P10" draw:layer="layout" svg:x1="7.901cm" svg:y1="8.248cm" svg:x2="10.441cm" svg:y2="8.248cm">
          <text:p/>
        </draw:line>
        <draw:custom-shape draw:style-name="gr7" draw:text-style-name="P6" draw:layer="layout" svg:width="2.54cm" svg:height="1.787cm" svg:x="5.361cm" svg:y="7.232cm">
          <text:p text:style-name="P5"><text:span text:style-name="T1">UMAP</text:span></text:p>
          <text:p text:style-name="P5"><text:span text:style-name="T1">Embedd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.54cm" svg:height="1.787cm" svg:x="5.361cm" svg:y="9.032cm">
          <text:p text:style-name="P5"><text:span text:style-name="T1">BERTopic</text:span></text:p>
          <text:p text:style-name="P5"><text:span text:style-name="T1">Top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xml:id="id17" draw:id="id17" draw:layer="layout" svg:width="2.54cm" svg:height="2.54cm" svg:x="0.273cm" svg:y="11.098cm">
          <text:p text:style-name="P14"><text:span text:style-name="T3">Document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6" draw:text-style-name="P12" draw:layer="layout" draw:type="line" svg:x1="1.543cm" svg:y1="11.098cm" svg:x2="1.551cm" svg:y2="9.137cm" draw:start-shape="id17" draw:start-glue-point="4" draw:end-shape="id18" draw:end-glue-point="2" svg:d="M1543 11098l8-1961" svg:viewBox="0 0 9 1962">
          <text:p/>
        </draw:connector>
        <draw:frame draw:style-name="gr12" draw:text-style-name="P11" draw:layer="layout" svg:width="2.667cm" svg:height="0.683cm" svg:x="21.751cm" svg:y="7.483cm">
          <draw:text-box>
            <text:p><text:span text:style-name="T3">Doc./ Query</text:span></text:p>
          </draw:text-box>
        </draw:frame>
        <draw:frame draw:style-name="gr18" draw:text-style-name="P11" draw:layer="layout" svg:width="3.175cm" svg:height="1.505cm" svg:x="5.699cm" svg:y="12.382cm">
          <draw:text-box>
            <text:p><text:span text:style-name="T4">Indexing Pipeline</text:span></text:p>
          </draw:text-box>
        </draw:frame>
        <draw:frame draw:style-name="gr18" draw:text-style-name="P11" draw:layer="layout" svg:width="3.175cm" svg:height="1.505cm" svg:x="25.638cm" svg:y="4.81cm">
          <draw:text-box>
            <text:p><text:span text:style-name="T4">Query Pipeline</text:span></text:p>
          </draw:text-box>
        </draw:frame>
        <draw:frame draw:style-name="gr18" draw:text-style-name="P11" draw:layer="layout" svg:width="3.556cm" svg:height="1.505cm" svg:x="25.211cm" svg:y="10.317cm">
          <draw:text-box>
            <text:p><text:span text:style-name="T4">Visualization Pipeline</text:span></text:p>
          </draw:text-box>
        </draw:frame>
        <draw:connector draw:style-name="gr16" draw:text-style-name="P12" draw:layer="layout" svg:x1="26.91cm" svg:y1="7.35cm" svg:x2="11.67cm" svg:y2="6.969cm" draw:start-shape="id10" draw:start-glue-point="0" draw:end-shape="id14" draw:end-glue-point="5" svg:d="M26910 7350v-882h-15240v501" svg:viewBox="0 0 15241 883">
          <text:p/>
        </draw:connector>
        <draw:polygon draw:style-name="gr21" draw:text-style-name="P18" draw:layer="layout" svg:width="17.92cm" svg:height="7.238cm" draw:transform="rotate (-3.14159265358979) translate (28.7cm 14.335cm)" svg:viewBox="0 0 17921 7239" draw:points="0,0 17921,0 17921,4572 10682,4572 10682,7239 3951,7239 3951,4572 0,4572">
          <text:p/>
        </draw:polygon>
      </draw:page>
      <draw:page draw:name="Indexing Pipeline" draw:style-name="dp1" draw:master-page-name="Default">
        <draw:g>
          <draw:custom-shape draw:style-name="gr7" draw:text-style-name="P6" draw:layer="layout" svg:width="2.54cm" svg:height="1.787cm" svg:x="6.08cm" svg:y="5.151cm">
            <text:p text:style-name="P5"><text:span text:style-name="T1">Pre-process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2.54cm" svg:height="2.54cm" svg:x="16.24cm" svg:y="4.779cm">
            <text:p text:style-name="P7"><text:span text:style-name="T2">Document</text:span></text:p>
            <text:p text:style-name="P7"><text:span text:style-name="T2">Store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7" draw:text-style-name="P6" draw:layer="layout" svg:width="2.54cm" svg:height="1.787cm" svg:x="11.16cm" svg:y="3.246cm">
            <text:p text:style-name="P5"><text:span text:style-name="T1">SBERT</text:span></text:p>
            <text:p text:style-name="P5"><text:span text:style-name="T1">Embedding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5" draw:layer="layout" svg:width="2.54cm" svg:height="2.54cm" svg:x="1cm" svg:y="4.779cm">
            <text:p text:style-name="P14"><text:span text:style-name="T3">Documents</text:span></text:p>
  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line draw:style-name="gr9" draw:text-style-name="P10" draw:layer="layout" svg:x1="3.54cm" svg:y1="6.049cm" svg:x2="6.08cm" svg:y2="6.049cm">
            <text:p/>
          </draw:line>
          <draw:line draw:style-name="gr9" draw:text-style-name="P10" draw:layer="layout" svg:x1="8.62cm" svg:y1="6.049cm" svg:x2="11.16cm" svg:y2="6.049cm">
            <text:p/>
          </draw:line>
          <draw:line draw:style-name="gr9" draw:text-style-name="P10" draw:layer="layout" svg:x1="13.7cm" svg:y1="6.049cm" svg:x2="16.24cm" svg:y2="6.049cm">
            <text:p/>
          </draw:line>
          <draw:custom-shape draw:style-name="gr7" draw:text-style-name="P6" draw:layer="layout" svg:width="2.54cm" svg:height="1.787cm" svg:x="11.16cm" svg:y="5.033cm">
            <text:p text:style-name="P5"><text:span text:style-name="T1">UMAP</text:span></text:p>
            <text:p text:style-name="P5"><text:span text:style-name="T1">Embedding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2.54cm" svg:height="1.787cm" svg:x="11.16cm" svg:y="6.833cm">
            <text:p text:style-name="P5"><text:span text:style-name="T1">BERTopic</text:span></text:p>
            <text:p text:style-name="P5"><text:span text:style-name="T1">Topic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Query Pipeline" draw:style-name="dp1" draw:master-page-name="Default">
        <draw:g>
          <draw:custom-shape draw:style-name="gr6" draw:text-style-name="P6" xml:id="id20" draw:id="id20" draw:layer="layout" svg:width="2.526cm" svg:height="1.787cm" svg:x="6.094cm" svg:y="6.462cm">
            <text:p text:style-name="P5"><text:span text:style-name="T1">Retrieval</text:span></text:p>
            <text:p text:style-name="P5"><text:span text:style-name="T1">Bi-Encoder +</text:span></text:p>
            <text:p text:style-name="P5"><text:span text:style-name="T1">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2.54cm" svg:height="1.787cm" svg:x="11.16cm" svg:y="6.453cm">
            <text:p text:style-name="P5"><text:span text:style-name="T1">Re-Ranker</text:span></text:p>
            <text:p text:style-name="P5"><text:span text:style-name="T1">Cross-Enco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2.54cm" svg:height="1.787cm" svg:x="16.24cm" svg:y="6.462cm">
            <text:p text:style-name="P5"><text:span text:style-name="T1">Ranked Hi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xml:id="id19" draw:id="id19" draw:layer="layout" svg:width="2.54cm" svg:height="1.787cm" svg:x="16.24cm" svg:y="9.393cm">
            <text:p text:style-name="P5"><text:span text:style-name="T1">Doc./ Query +</text:span></text:p>
            <text:p text:style-name="P5"><text:span text:style-name="T1">Filt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xml:id="id21" draw:id="id21" draw:layer="layout" svg:width="2.54cm" svg:height="2.54cm" svg:x="1cm" svg:y="6.081cm">
            <text:p text:style-name="P7"><text:span text:style-name="T2">Document</text:span></text:p>
            <text:p text:style-name="P7"><text:span text:style-name="T2">Store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style-name="gr9" draw:text-style-name="P10" draw:layer="layout" svg:x1="3.54cm" svg:y1="7.354cm" svg:x2="6.08cm" svg:y2="7.354cm">
            <text:p/>
          </draw:line>
          <draw:line draw:style-name="gr9" draw:text-style-name="P10" draw:layer="layout" svg:x1="8.62cm" svg:y1="7.351cm" svg:x2="11.16cm" svg:y2="7.351cm">
            <text:p/>
          </draw:line>
          <draw:line draw:style-name="gr9" draw:text-style-name="P10" draw:layer="layout" svg:x1="13.7cm" svg:y1="7.354cm" svg:x2="16.24cm" svg:y2="7.354cm">
            <text:p/>
          </draw:line>
          <draw:connector draw:style-name="gr10" draw:text-style-name="P10" draw:layer="layout" draw:type="lines" draw:line-skew="0cm 1.523cm" svg:x1="16.24cm" svg:y1="10.286cm" svg:x2="7.357cm" svg:y2="8.249cm" draw:start-shape="id19" draw:start-glue-point="3" draw:end-shape="id20" draw:end-glue-point="2" svg:d="M16240 10286h-501l-8382-14v-2023" svg:viewBox="0 0 8884 2038">
            <text:p/>
          </draw:connector>
          <draw:line draw:style-name="gr11" draw:text-style-name="P10" draw:layer="layout" svg:x1="14.97cm" svg:y1="6.081cm" svg:x2="14.97cm" svg:y2="11.542cm">
            <text:p/>
          </draw:line>
          <draw:frame draw:style-name="gr12" draw:text-style-name="P19" draw:layer="layout" svg:width="3.148cm" svg:height="0.683cm" svg:x="16.086cm" svg:y="8.494cm">
            <draw:text-box>
              <text:p><text:span text:style-name="T5">User Interface</text:span></text:p>
            </draw:text-box>
          </draw:frame>
          <draw:connector draw:style-name="gr10" draw:text-style-name="P9" draw:layer="layout" draw:type="lines" draw:line-skew="0cm 1.143cm" svg:x1="16.166cm" svg:y1="10.287cm" svg:x2="2.27cm" svg:y2="8.621cm" draw:end-shape="id21" draw:end-glue-point="7" svg:d="M16166 10287l-13896-21v-1645" svg:viewBox="0 0 13897 1667">
            <text:p/>
          </draw:connector>
          <draw:frame draw:style-name="gr12" draw:text-style-name="P11" draw:layer="layout" svg:width="2.667cm" svg:height="0.683cm" svg:x="2.27cm" svg:y="9.081cm">
            <draw:text-box>
              <text:p><text:span text:style-name="T3">Filters</text:span></text:p>
            </draw:text-box>
          </draw:frame>
          <draw:frame draw:style-name="gr12" draw:text-style-name="P11" draw:layer="layout" svg:width="2.667cm" svg:height="0.683cm" svg:x="7.35cm" svg:y="9.081cm">
            <draw:text-box>
              <text:p><text:span text:style-name="T3">Doc./ Query</text:span></text:p>
            </draw:text-box>
          </draw:frame>
        </draw:g>
      </draw:page>
      <draw:page draw:name="Visualization pipeline" draw:style-name="dp1" draw:master-page-name="Default">
        <draw:g>
          <draw:custom-shape draw:style-name="gr7" draw:text-style-name="P6" xml:id="id23" draw:id="id23" draw:layer="layout" svg:width="2.54cm" svg:height="1.787cm" svg:x="9.89cm" svg:y="11.208cm">
            <text:p text:style-name="P5"><text:span text:style-name="T1">SBERT</text:span></text:p>
            <text:p text:style-name="P5"><text:span text:style-name="T1">Embedding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xml:id="id27" draw:id="id27" draw:layer="layout" svg:width="2.54cm" svg:height="1.787cm" svg:x="16.24cm" svg:y="7.411cm">
            <text:p text:style-name="P5"><text:span text:style-name="T1">Interactive</text:span></text:p>
            <text:p text:style-name="P5"><text:span text:style-name="T1">Scatter Plo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xml:id="id22" draw:id="id22" draw:layer="layout" svg:width="2.54cm" svg:height="1.787cm" svg:x="16.24cm" svg:y="11.218cm">
            <text:p text:style-name="P5"><text:span text:style-name="T1">Doc./ Query +</text:span></text:p>
            <text:p text:style-name="P5"><text:span text:style-name="T1">Filters +</text:span></text:p>
            <text:p text:style-name="P5"><text:span text:style-name="T1">Sample Siz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xml:id="id25" draw:id="id25" draw:layer="layout" svg:width="2.54cm" svg:height="2.54cm" svg:x="2.3cm" svg:y="7.03cm">
            <text:p text:style-name="P7"><text:span text:style-name="T2">Document</text:span></text:p>
            <text:p text:style-name="P7"><text:span text:style-name="T2">Store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style-name="gr9" draw:text-style-name="P10" draw:layer="layout" svg:x1="4.85cm" svg:y1="8.3cm" svg:x2="7.39cm" svg:y2="8.3cm">
            <text:p/>
          </draw:line>
          <draw:line draw:style-name="gr11" draw:text-style-name="P10" draw:layer="layout" svg:x1="14.97cm" svg:y1="7.03cm" svg:x2="14.97cm" svg:y2="14.65cm">
            <text:p/>
          </draw:line>
          <draw:frame draw:style-name="gr12" draw:text-style-name="P19" draw:layer="layout" svg:width="3.148cm" svg:height="0.683cm" svg:x="16.086cm" svg:y="9.943cm">
            <draw:text-box>
              <text:p><text:span text:style-name="T5">User Interface</text:span></text:p>
            </draw:text-box>
          </draw:frame>
          <draw:frame draw:style-name="gr22" draw:text-style-name="P11" draw:layer="layout" svg:width="3.048cm" svg:height="1.115cm" svg:x="3.58cm" svg:y="10.205cm">
            <draw:text-box>
              <text:p><text:span text:style-name="T3">Filters +</text:span></text:p>
              <text:p><text:span text:style-name="T3">Sample Size</text:span></text:p>
            </draw:text-box>
          </draw:frame>
          <draw:frame draw:style-name="gr22" draw:text-style-name="P11" draw:layer="layout" svg:width="2.426cm" svg:height="1.115cm" svg:x="12.43cm" svg:y="11.363cm">
            <draw:text-box>
              <text:p><text:span text:style-name="T3">Doc./ Query</text:span></text:p>
            </draw:text-box>
          </draw:frame>
          <draw:custom-shape draw:style-name="gr23" draw:text-style-name="P2" xml:id="id24" draw:id="id24" draw:layer="layout" svg:width="0.001cm" svg:height="0.001cm" svg:x="17.51cm" svg:y="14.0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3" draw:text-style-name="P12" draw:layer="layout" draw:type="line" svg:x1="16.24cm" svg:y1="12.111cm" svg:x2="12.43cm" svg:y2="12.101cm" draw:start-shape="id22" draw:start-glue-point="3" draw:end-shape="id23" draw:end-glue-point="1" svg:d="M16240 12111l-3810-10" svg:viewBox="0 0 3811 11">
            <text:p/>
          </draw:connector>
          <draw:connector draw:style-name="gr24" draw:text-style-name="P12" draw:layer="layout" draw:type="line" svg:x1="17.51cm" svg:y1="13.005cm" svg:x2="17.51cm" svg:y2="14.015cm" draw:start-shape="id22" draw:start-glue-point="2" draw:end-shape="id24" draw:end-glue-point="0" svg:d="M17510 13005v1010" svg:viewBox="0 0 1 1011">
            <text:p/>
          </draw:connector>
          <draw:connector draw:style-name="gr25" draw:text-style-name="P12" draw:layer="layout" draw:type="lines" draw:line-skew="0.502cm 3.943cm" svg:x1="17.51cm" svg:y1="14.015cm" svg:x2="3.57cm" svg:y2="9.57cm" draw:start-shape="id24" draw:start-glue-point="3" draw:end-shape="id25" draw:end-glue-point="7" svg:d="M17510 14015h-13940v-4445" svg:viewBox="0 0 13941 4446">
            <text:p/>
          </draw:connector>
          <draw:custom-shape draw:style-name="gr7" draw:text-style-name="P6" xml:id="id26" draw:id="id26" draw:layer="layout" svg:width="2.54cm" svg:height="1.787cm" svg:x="9.89cm" svg:y="7.411cm">
            <text:p text:style-name="P5"><text:span text:style-name="T1">UMAP</text:span></text:p>
            <text:p text:style-name="P5"><text:span text:style-name="T1">Embedding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4" draw:text-style-name="P12" draw:layer="layout" draw:type="line" svg:x1="11.16cm" svg:y1="11.208cm" svg:x2="11.16cm" svg:y2="9.198cm" draw:start-shape="id23" draw:start-glue-point="0" draw:end-shape="id26" draw:end-glue-point="2" svg:d="M11160 11208v-2010" svg:viewBox="0 0 1 2011">
            <text:p/>
          </draw:connector>
          <draw:connector draw:style-name="gr26" draw:text-style-name="P12" draw:layer="layout" draw:type="line" svg:x1="12.43cm" svg:y1="8.304cm" svg:x2="16.24cm" svg:y2="8.304cm" draw:start-shape="id26" draw:start-glue-point="1" draw:end-shape="id27" draw:end-glue-point="3" svg:d="M12430 8304h3810" svg:viewBox="0 0 3811 1">
            <text:p/>
          </draw:connector>
          <draw:custom-shape draw:style-name="gr7" draw:text-style-name="P6" draw:layer="layout" svg:width="2.54cm" svg:height="1.787cm" svg:x="7.39cm" svg:y="7.411cm">
            <text:p text:style-name="P5"><text:span text:style-name="T1">BERTopic</text:span></text:p>
            <text:p text:style-name="P5"><text:span text:style-name="T1">Topic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5" draw:display-name="Arrowheads 15" svg:viewBox="0 0 20 13" svg:d="M0 13l10-13 10 13z"/>
    <draw:marker draw:name="Arrowheads_20_3" draw:display-name="Arrowheads 3" svg:viewBox="0 0 20 13" svg:d="M0 13l10-13 10 13z"/>
    <draw:marker draw:name="Arrowheads_20_5" draw:display-name="Arrowheads 5" svg:viewBox="0 0 20 13" svg:d="M0 13l10-13 10 13z"/>
    <draw:marker draw:name="Arrowheads_20_7" draw:display-name="Arrowheads 7" svg:viewBox="0 0 20 13" svg:d="M0 13l10-13 10 13z"/>
    <draw:marker draw:name="Arrowheads_20_9" draw:display-name="Arrowheads 9" svg:viewBox="0 0 20 13" svg:d="M0 13l10-13 10 13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5T20:27:25.555372964</meta:creation-date>
    <dc:date>2021-09-24T11:32:32.076575327</dc:date>
    <meta:editing-duration>PT1H54M14S</meta:editing-duration>
    <meta:editing-cycles>17</meta:editing-cycles>
    <meta:generator>LibreOffice/7.1.5.2$Linux_X86_64 LibreOffice_project/10$Build-2</meta:generator>
    <meta:document-statistic meta:object-count="121"/>
  </office:meta>
</office:document-meta>
</file>